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12.749cm"/>
    </style:style>
    <style:style style:name="pr2" style:family="presentation" style:parent-style-name="lyt-darkblue-notes" style:list-style-name="L8">
      <style:graphic-properties draw:fill-color="#ffffff" draw:auto-grow-height="true" fo:min-height="11.411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title" style:list-style-name="L1">
      <style:graphic-properties draw:fill-color="#ffffff" draw:auto-grow-height="true" fo:min-height="3.508cm"/>
    </style:style>
    <style:style style:name="pr7" style:family="presentation" style:parent-style-name="lyt-darkblue-outline1">
      <style:graphic-properties draw:fill-color="#ffffff" draw:auto-grow-height="true" fo:min-height="13.716cm"/>
    </style:style>
    <style:style style:name="pr8" style:family="presentation" style:parent-style-name="lyt-darkblue-notes" style:list-style-name="L8">
      <style:graphic-properties draw:fill-color="#ffffff" draw:auto-grow-height="true" fo:min-height="11.411cm"/>
    </style:style>
    <style:style style:name="pr9" style:family="presentation" style:parent-style-name="lyt-darkblue-title" style:list-style-name="L1">
      <style:graphic-properties draw:fill-color="#ffffff" draw:auto-grow-height="true" fo:min-height="3.508cm"/>
    </style:style>
    <style:style style:name="pr10" style:family="presentation" style:parent-style-name="lyt-darkblue-notes" style:list-style-name="L8">
      <style:graphic-properties draw:fill-color="#ffffff" draw:auto-grow-height="true" fo:min-height="11.411cm"/>
    </style:style>
    <style:style style:name="pr11" style:family="presentation" style:parent-style-name="lyt-darkblue-title" style:list-style-name="L1">
      <style:graphic-properties draw:fill-color="#ffffff" draw:auto-grow-height="true" fo:min-height="3.508cm"/>
    </style:style>
    <style:style style:name="pr12" style:family="presentation" style:parent-style-name="lyt-darkblue-notes" style:list-style-name="L8">
      <style:graphic-properties draw:fill-color="#ffffff" draw:auto-grow-height="true" fo:min-height="11.411cm"/>
    </style:style>
    <style:style style:name="pr13" style:family="presentation" style:parent-style-name="lyt-darkblue-title" style:list-style-name="L1">
      <style:graphic-properties draw:fill-color="#ffffff" draw:auto-grow-height="true" fo:min-height="3.508cm"/>
    </style:style>
    <style:style style:name="pr14" style:family="presentation" style:parent-style-name="lyt-darkblue-notes" style:list-style-name="L8">
      <style:graphic-properties draw:fill-color="#ffffff" draw:auto-grow-height="true" fo:min-height="11.411cm"/>
    </style:style>
    <style:style style:name="pr15" style:family="presentation" style:parent-style-name="lyt-darkblue-title" style:list-style-name="L1">
      <style:graphic-properties draw:fill-color="#ffffff" draw:auto-grow-height="true" fo:min-height="3.508cm"/>
    </style:style>
    <style:style style:name="pr16" style:family="presentation" style:parent-style-name="lyt-darkblue-notes" style:list-style-name="L8">
      <style:graphic-properties draw:fill-color="#ffffff" draw:auto-grow-height="true" fo:min-height="11.411cm"/>
    </style:style>
    <style:style style:name="pr17" style:family="presentation" style:parent-style-name="lyt-darkblue-title" style:list-style-name="L1">
      <style:graphic-properties draw:fill-color="#ffffff" draw:auto-grow-height="true" fo:min-height="3.508cm"/>
    </style:style>
    <style:style style:name="pr18" style:family="presentation" style:parent-style-name="lyt-darkblue-notes" style:list-style-name="L8">
      <style:graphic-properties draw:fill-color="#ffffff" draw:auto-grow-height="true" fo:min-height="11.411cm"/>
    </style:style>
    <style:style style:name="pr19" style:family="presentation" style:parent-style-name="lyt-darkblue-title" style:list-style-name="L1">
      <style:graphic-properties draw:fill-color="#ffffff" draw:auto-grow-height="true" fo:min-height="3.508cm"/>
    </style:style>
    <style:style style:name="pr20" style:family="presentation" style:parent-style-name="lyt-darkblue-notes" style:list-style-name="L8">
      <style:graphic-properties draw:fill-color="#ffffff" draw:auto-grow-height="true" fo:min-height="11.411cm"/>
    </style:style>
    <style:style style:name="pr21" style:family="presentation" style:parent-style-name="lyt-darkblue-title" style:list-style-name="L1">
      <style:graphic-properties draw:fill-color="#ffffff" draw:auto-grow-height="true" fo:min-height="3.508cm"/>
    </style:style>
    <style:style style:name="pr22" style:family="presentation" style:parent-style-name="lyt-darkblue-notes" style:list-style-name="L8">
      <style:graphic-properties draw:fill-color="#ffffff" draw:auto-grow-height="true" fo:min-height="11.411cm"/>
    </style:style>
    <style:style style:name="pr23" style:family="presentation" style:parent-style-name="lyt-darkblue-title" style:list-style-name="L1">
      <style:graphic-properties draw:fill-color="#ffffff" draw:auto-grow-height="true" fo:min-height="3.508cm"/>
    </style:style>
    <style:style style:name="pr24" style:family="presentation" style:parent-style-name="lyt-darkblue-notes" style:list-style-name="L8">
      <style:graphic-properties draw:fill-color="#ffffff" draw:auto-grow-height="true" fo:min-height="11.411cm"/>
    </style:style>
    <style:style style:name="pr25" style:family="presentation" style:parent-style-name="lyt-darkblue-title" style:list-style-name="L1">
      <style:graphic-properties draw:fill-color="#ffffff" draw:auto-grow-height="true" fo:min-height="3.508cm"/>
    </style:style>
    <style:style style:name="pr26" style:family="presentation" style:parent-style-name="lyt-darkblue-subtitle" style:list-style-name="L4">
      <style:graphic-properties draw:fill-color="#ffffff" draw:auto-grow-height="true" fo:min-height="13.716cm"/>
    </style:style>
    <style:style style:name="pr27" style:family="presentation" style:parent-style-name="lyt-darkblue-notes" style:list-style-name="L8">
      <style:graphic-properties draw:fill-color="#ffffff" draw:auto-grow-height="true" fo:min-height="11.411cm"/>
    </style:style>
    <style:style style:name="pr28" style:family="presentation" style:parent-style-name="lyt-darkblue-title">
      <style:graphic-properties draw:fill-color="#ffffff" fo:min-height="3.257cm"/>
    </style:style>
    <style:style style:name="pr29" style:family="presentation" style:parent-style-name="lyt-darkblue-subtitle">
      <style:graphic-properties draw:fill-color="#ffffff" fo:min-height="13.465cm"/>
    </style:style>
    <style:style style:name="pr30" style:family="presentation" style:parent-style-name="lyt-darkblue-title" style:list-style-name="L1">
      <style:graphic-properties draw:fill-color="#ffffff" draw:auto-grow-height="true" fo:min-height="3.508cm"/>
    </style:style>
    <style:style style:name="pr31" style:family="presentation" style:parent-style-name="lyt-darkblue-notes" style:list-style-name="L8">
      <style:graphic-properties draw:fill-color="#ffffff" draw:auto-grow-height="true" fo:min-height="11.411cm"/>
    </style:style>
    <style:style style:name="pr32" style:family="presentation" style:parent-style-name="lyt-darkblue-title" style:list-style-name="L1">
      <style:graphic-properties draw:fill-color="#ffffff" draw:auto-grow-height="true" fo:min-height="3.508cm"/>
    </style:style>
    <style:style style:name="pr33" style:family="presentation" style:parent-style-name="lyt-darkblue-notes" style:list-style-name="L8">
      <style:graphic-properties draw:fill-color="#ffffff" draw:auto-grow-height="true" fo:min-height="11.411cm"/>
    </style:style>
    <style:style style:name="pr34" style:family="presentation" style:parent-style-name="lyt-darkblue-title" style:list-style-name="L1">
      <style:graphic-properties draw:fill-color="#ffffff" draw:auto-grow-height="true" fo:min-height="3.508cm"/>
    </style:style>
    <style:style style:name="pr35" style:family="presentation" style:parent-style-name="lyt-darkblue-subtitle" style:list-style-name="L6">
      <style:graphic-properties draw:fill-color="#ffffff" draw:auto-grow-height="true" fo:min-height="13.716cm"/>
    </style:style>
    <style:style style:name="pr36" style:family="presentation" style:parent-style-name="lyt-darkblue-notes" style:list-style-name="L8">
      <style:graphic-properties draw:fill-color="#ffffff" draw:auto-grow-height="true" fo:min-height="11.411cm"/>
    </style:style>
    <style:style style:name="pr37" style:family="presentation" style:parent-style-name="lyt-darkblue-title" style:list-style-name="L1">
      <style:graphic-properties draw:fill-color="#ffffff" draw:auto-grow-height="true" fo:min-height="3.508cm"/>
    </style:style>
    <style:style style:name="pr38" style:family="presentation" style:parent-style-name="lyt-darkblue-subtitle">
      <style:graphic-properties draw:fill-color="#ffffff" fo:min-height="13.609cm"/>
    </style:style>
    <style:style style:name="pr39" style:family="presentation" style:parent-style-name="lyt-darkblue-notes" style:list-style-name="L8">
      <style:graphic-properties draw:fill-color="#ffffff" draw:auto-grow-height="true" fo:min-height="11.411cm"/>
    </style:style>
    <style:style style:name="pr40" style:family="presentation" style:parent-style-name="lyt-darkblue-title" style:list-style-name="L1">
      <style:graphic-properties draw:fill-color="#ffffff" draw:auto-grow-height="true" fo:min-height="3.508cm"/>
    </style:style>
    <style:style style:name="pr41" style:family="presentation" style:parent-style-name="lyt-darkblue-notes" style:list-style-name="L8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.6cm" fo:margin-right="0cm" fo:text-align="start" fo:text-indent="-0.6cm"/>
    </style:style>
    <style:style style:name="P7" style:family="paragraph">
      <style:paragraph-properties fo:text-align="start"/>
    </style:style>
    <style:style style:name="P8" style:family="paragraph">
      <style:paragraph-properties fo:margin-left="1.2cm" fo:margin-right="0cm" fo:text-align="start" fo:text-indent="-0.6cm"/>
      <style:text-properties fo:font-family="'Times New Roman'" style:font-family-generic="roman" style:font-pitch="variable" fo:font-size="24pt"/>
    </style:style>
    <style:style style:name="P9" style:family="paragraph">
      <style:paragraph-properties fo:margin-left="0cm" fo:margin-right="0cm" fo:text-align="start" fo:text-indent="0cm"/>
      <style:text-properties fo:font-family="'Times New Roman'" style:font-family-generic="roman" style:font-pitch="variable" fo:font-size="24pt"/>
    </style:style>
    <style:style style:name="P10" style:family="paragraph">
      <style:paragraph-properties fo:text-align="start"/>
      <style:text-properties fo:font-family="'Times New Roman'" style:font-family-generic="roman" style:font-pitch="variable" fo:font-size="24pt"/>
    </style:style>
    <style:style style:name="P1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36pt"/>
    </style:style>
    <style:style style:name="P12" style:family="paragraph">
      <style:paragraph-properties fo:text-align="start"/>
      <style:text-properties fo:font-family="'Courier New'" style:font-family-generic="modern" style:font-pitch="fixed" fo:font-size="36pt"/>
    </style:style>
    <style:style style:name="T1" style:family="text">
      <style:text-properties fo:font-size="26pt"/>
    </style:style>
    <style:style style:name="T2" style:family="text">
      <style:text-properties fo:font-family="'Courier New'" style:font-family-generic="modern" style:font-pitch="fixed" fo:font-size="24pt"/>
    </style:style>
    <style:style style:name="T3" style:family="text">
      <style:text-properties fo:font-family="'Courier New'" style:font-family-generic="modern" style:font-pitch="fixed" fo:font-size="26pt"/>
    </style:style>
    <style:style style:name="T4" style:family="text">
      <style:text-properties fo:font-family="'Times New Roman'" style:font-family-generic="roman" style:font-pitch="variable" fo:font-size="24pt"/>
    </style:style>
    <style:style style:name="T5" style:family="text">
      <style:text-properties fo:font-family="'Courier New'" style:font-family-generic="modern" style:font-pitch="fixed" fo:font-size="3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5.199cm" svg:height="13.145cm" svg:x="1.301cm" svg:y="4.053cm" presentation:class="title" presentation:user-transformed="true">
          <draw:text-box>
            <text:p text:style-name="P1">Automatisierung und Integration von Request Tracker Systemen mittels REST-Schnittstelle<text:line-break/><text:line-break/>Stefan Hornburg<text:line-break/><text:line-break/>Perlworkshop 2008<text:line-break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undgerechte Zerlegung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Request Tracker</text:p>
              </text:list-item>
            </text:list>
            <text:list text:style-name="L3">
              <text:list-item>
                <text:p text:style-name="P3">REST-Schnittstelle</text:p>
              </text:list-item>
            </text:list>
            <text:list text:style-name="L3">
              <text:list-item>
                <text:p text:style-name="P3">Automatisierung</text:p>
              </text:list-item>
            </text:list>
            <text:list text:style-name="L3">
              <text:list-item>
                <text:p text:style-name="P3">Integr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>
          <draw:text-box>
            <text:p text:style-name="P1">Kunden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Deutschland: ecoservice.de</text:p>
              </text:list-item>
            </text:list>
            <text:list text:style-name="L3">
              <text:list-item>
                <text:p text:style-name="P3">Schweiz: cobolt.net</text:p>
              </text:list-item>
            </text:list>
            <text:list text:style-name="L3">
              <text:list-item>
                <text:p text:style-name="P3">Österreich: Embassy Vienna</text:p>
              </text:list-item>
            </text:list>
            <text:list text:style-name="L3">
              <text:list-item>
                <text:p text:style-name="P3">USA: WebHostNY, L&amp;D Computer Consultin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8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3">
        <office:forms form:automatic-focus="false" form:apply-design-mode="false"/>
        <draw:frame presentation:style-name="pr9" draw:text-style-name="P1" draw:layer="layout" svg:width="23.912cm" svg:height="3.508cm" svg:x="2.058cm" svg:y="0.784cm" presentation:class="title">
          <draw:text-box>
            <text:p text:style-name="P1">Organisation</text:p>
          </draw:text-box>
        </draw:frame>
        <draw:frame presentation:style-name="pr7" draw:text-style-name="P3" draw:layer="layout" svg:width="11.891cm" svg:height="13.716cm" svg:x="2.058cm" svg:y="5.453cm" presentation:class="outline">
          <draw:text-box>
            <text:list text:style-name="L3">
              <text:list-item>
                <text:p text:style-name="P3">Projekte</text:p>
              </text:list-item>
            </text:list>
            <text:list text:style-name="L3">
              <text:list-item>
                <text:p text:style-name="P3">Aufgaben</text:p>
              </text:list-item>
            </text:list>
            <text:list text:style-name="L3">
              <text:list-item>
                <text:p text:style-name="P3">Arbeitszeit</text:p>
              </text:list-item>
            </text:list>
          </draw:text-box>
        </draw:frame>
        <draw:frame presentation:style-name="pr4" draw:layer="layout" svg:width="11.891cm" svg:height="13.465cm" svg:x="14.544cm" svg:y="5.453cm" presentation:class="outline">
          <draw:text-box>
            <text:list text:style-name="L3">
              <text:list-item>
                <text:p text:style-name="P3">Übersicht</text:p>
              </text:list-item>
            </text:list>
            <text:list text:style-name="L3">
              <text:list-item>
                <text:p text:style-name="P3">Abrechnung</text:p>
              </text:list-item>
            </text:list>
            <text:list text:style-name="L3">
              <text:list-item>
                <text:p text:style-name="P3">Histor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10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1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Trouble Ticket System</text:p>
              </text:list-item>
            </text:list>
            <text:list text:style-name="L3">
              <text:list-item>
                <text:p text:style-name="P3">Erweiterbarkeit</text:p>
              </text:list-item>
            </text:list>
            <text:list text:style-name="L3">
              <text:list-item>
                <text:p text:style-name="P3">Schnittstellen</text:p>
              </text:list-item>
            </text:list>
            <text:list text:style-name="L3">
              <text:list-item>
                <text:p text:style-name="P3">Per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12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3" draw:text-style-name="P1" draw:layer="layout" svg:width="23.912cm" svg:height="3.508cm" svg:x="2.058cm" svg:y="0.784cm" presentation:class="title">
          <draw:text-box>
            <text:p text:style-name="P1">Request Tracker: Objekte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Benutzer</text:p>
              </text:list-item>
            </text:list>
            <text:list text:style-name="L3">
              <text:list-item>
                <text:p text:style-name="P3">Benutzergruppe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14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5" draw:text-style-name="P1" draw:layer="layout" svg:width="23.912cm" svg:height="3.508cm" svg:x="2.058cm" svg:y="0.784cm" presentation:class="title">
          <draw:text-box>
            <text:p text:style-name="P1">Request Tracker: Schnittstellen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p text:style-name="P3">RT API</text:p>
              </text:list-item>
            </text:list>
            <text:list text:style-name="L3">
              <text:list-item>
                <text:p text:style-name="P3">RE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16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7" draw:text-style-name="P1" draw:layer="layout" svg:width="23.912cm" svg:height="3.508cm" svg:x="2.058cm" svg:y="0.784cm" presentation:class="title">
          <draw:text-box>
            <text:p text:style-name="P1">Objekte und Aktionen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list: Auflistung/Suche</text:p>
              </text:list-item>
            </text:list>
            <text:list text:style-name="L3">
              <text:list-item>
                <text:p text:style-name="P3">show: Anzeige von Eigenschaften</text:p>
              </text:list-item>
            </text:list>
            <text:list text:style-name="L3">
              <text:list-item>
                <text:p text:style-name="P3">create: Anlegen von Objekten</text:p>
              </text:list-item>
            </text:list>
            <text:list text:style-name="L3">
              <text:list-item>
                <text:p text:style-name="P3">edit: Bearbeitung von Objekten</text:p>
              </text:list-item>
            </text:list>
            <text:list text:style-name="L3">
              <text:list-item>
                <text:p text:style-name="P3">correspond</text:p>
              </text:list-item>
            </text:list>
            <text:list text:style-name="L3">
              <text:list-item>
                <text:p text:style-name="P3">comm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8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9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Ressourcen</text:p>
              </text:list-item>
            </text:list>
            <text:list text:style-name="L3">
              <text:list-item>
                <text:p text:style-name="P3">Adressierbarkeit</text:p>
              </text:list-item>
            </text:list>
            <text:list text:style-name="L3">
              <text:list-item>
                <text:p text:style-name="P3">Zustandslosigkeit</text:p>
              </text:list-item>
            </text:list>
            <text:list text:style-name="L3">
              <text:list-item>
                <text:p text:style-name="P3">Operationen</text:p>
              </text:list-item>
            </text:list>
            <text:list text:style-name="L3">
              <text:list-item>
                <text:list>
                  <text:list-item>
                    <text:p text:style-name="P4">GET, POST, PUT,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20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21" draw:text-style-name="P1" draw:layer="layout" svg:width="23.912cm" svg:height="3.508cm" svg:x="2.058cm" svg:y="0.784cm" presentation:class="title">
          <draw:text-box>
            <text:p text:style-name="P1">Verteilte RT-Installation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WebHostNY</text:p>
              </text:list-item>
            </text:list>
            <text:list text:style-name="L3">
              <text:list-item>
                <text:p text:style-name="P3">Embassy Vienna</text:p>
              </text:list-item>
            </text:list>
            <text:list text:style-name="L3">
              <text:list-item>
                <text:p text:style-name="P3">LinuXia: Hosting + Kunden</text:p>
              </text:list-item>
            </text:list>
            <text:list text:style-name="L3">
              <text:list-item>
                <text:p text:style-name="P3">L &amp; D Computer</text:p>
              </text:list-item>
            </text:list>
            <text:list text:style-name="L3">
              <text:list-item>
                <text:p text:style-name="P3">ICDEVGROUP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22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23" draw:text-style-name="P1" draw:layer="layout" svg:width="23.912cm" svg:height="3.508cm" svg:x="2.058cm" svg:y="0.784cm" presentation:class="title">
          <draw:text-box>
            <text:p text:style-name="P1">Problemstellung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fehlende Übersicht wegen verteilter Installation</text:p>
              </text:list-item>
            </text:list>
            <text:list text:style-name="L3">
              <text:list-item>
                <text:p text:style-name="P3">verschiedene Policys (Prioritäten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24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0">
        <office:forms form:automatic-focus="false" form:apply-design-mode="false"/>
        <draw:frame presentation:style-name="pr25" draw:text-style-name="P1" draw:layer="layout" svg:width="23.912cm" svg:height="3.508cm" svg:x="2.058cm" svg:y="0.784cm" presentation:class="title">
          <draw:text-box>
            <text:p text:style-name="P1">Kommandozeile I</text:p>
          </draw:text-box>
        </draw:frame>
        <draw:frame presentation:style-name="pr26" draw:text-style-name="P5" draw:layer="layout" svg:width="24.369cm" svg:height="14.984cm" svg:x="2.058cm" svg:y="4.82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1">Neue Queu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$ rt create -t queue set name='Perl-Workshop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# Queue 4 creat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Neues Ticket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$ rt create -t ticket set subject='Ausarbeitung des Vortrags' \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<text:s text:c="2"/></text:span><text:span text:style-name="T2">set queue='Perl-Workshop'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# Ticket 11 creat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27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office:forms form:automatic-focus="false" form:apply-design-mode="false"/>
        <draw:frame presentation:style-name="pr28" draw:layer="layout" svg:width="23.912cm" svg:height="3.257cm" svg:x="2.058cm" svg:y="0.909cm" presentation:class="title">
          <draw:text-box>
            <text:p text:style-name="P1">Kommandozeile II</text:p>
          </draw:text-box>
        </draw:frame>
        <draw:frame presentation:style-name="pr29" draw:text-style-name="P7" draw:layer="layout" svg:width="24.369cm" svg:height="13.465cm" svg:x="2.058cm" svg:y="5.578cm" presentation:class="subtitle">
          <draw:text-box>
            <text:p text:style-name="P6">Ticket anzeigen:</text:p>
            <text:p text:style-name="P6"/>
            <text:p text:style-name="P6"><text:span text:style-name="T2">$ rt show ticket/11 -f id,subject,queue,requestors,owner</text:span></text:p>
            <text:p text:style-name="P6"><text:span text:style-name="T2">id: ticket/11</text:span></text:p>
            <text:p text:style-name="P6"><text:span text:style-name="T2">Subject: Ausarbeitung des Vortrags</text:span></text:p>
            <text:p text:style-name="P6"><text:span text:style-name="T2">Queue: Perl-Workshop</text:span></text:p>
            <text:p text:style-name="P6"><text:span text:style-name="T2">Requestors: racke@linuxia.de</text:span></text:p>
            <text:p text:style-name="P6"><text:span text:style-name="T2">Owner: Nobody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28" draw:layer="layout" svg:width="23.912cm" svg:height="3.257cm" svg:x="2.058cm" svg:y="0.909cm" presentation:class="title">
          <draw:text-box>
            <text:p text:style-name="P1">Kommandozeile III</text:p>
          </draw:text-box>
        </draw:frame>
        <draw:frame presentation:style-name="pr29" draw:text-style-name="P7" draw:layer="layout" svg:width="24.369cm" svg:height="13.465cm" svg:x="2.058cm" svg:y="5.578cm" presentation:class="subtitle">
          <draw:text-box>
            <text:p text:style-name="P6">Ticket bearbeiten:</text:p>
            <text:p text:style-name="P6"/>
            <text:p text:style-name="P6"><text:span text:style-name="T3">$ rt correspond -m 'Ausarbeitung ist fast fertig, siehe Anhang.' \</text:span></text:p>
            <text:p text:style-name="P6"><text:span text:style-name="T3"><text:s text:c="2"/></text:span><text:span text:style-name="T3">-a article_racke.tex ticket/11</text:span></text:p>
            <text:p text:style-name="P6"><text:span text:style-name="T3"># Message recorded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draw:frame presentation:style-name="pr30" draw:text-style-name="P1" draw:layer="layout" svg:width="23.912cm" svg:height="3.508cm" svg:x="2.058cm" svg:y="0.784cm" presentation:class="title">
          <draw:text-box>
            <text:p text:style-name="P1">REST-Konformität</text:p>
          </draw:text-box>
        </draw:frame>
        <draw:frame presentation:style-name="pr7" draw:text-style-name="P3" draw:layer="layout" svg:width="24.369cm" svg:height="13.716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1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32" draw:text-style-name="P1" draw:layer="layout" svg:width="23.912cm" svg:height="3.508cm" svg:x="2.058cm" svg:y="0.784cm" presentation:class="title">
          <draw:text-box>
            <text:p text:style-name="P1">Vorschau Implementierung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Dokumentation Fehlanzeige</text:p>
              </text:list-item>
            </text:list>
            <text:list text:style-name="L3">
              <text:list-item>
                <text:p text:style-name="P3">RTS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0">
        <office:forms form:automatic-focus="false" form:apply-design-mode="false"/>
        <draw:frame presentation:style-name="pr34" draw:text-style-name="P1" draw:layer="layout" svg:width="23.912cm" svg:height="3.508cm" svg:x="2.058cm" svg:y="0.784cm" presentation:class="title">
          <draw:text-box>
            <text:p text:style-name="P1">Parameter</text:p>
          </draw:text-box>
        </draw:frame>
        <draw:frame presentation:style-name="pr35" draw:text-style-name="P9" draw:layer="layout" svg:width="24.369cm" svg:height="13.716cm" svg:x="2.058cm" svg:y="5.453cm" presentation:class="subtitle">
          <draw:text-box>
            <text:list text:style-name="L6">
              <text:list-item>
                <text:list>
                  <text:list-item>
                    <text:p text:style-name="P8"><text:span text:style-name="T4">my ($uri, $user, $racke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$uri = 'http://support.linuxia.de/rt'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$user = 'racke'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$password = 'nevairbe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6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4T0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LWP::UserAgent</text:p>
          </draw:text-box>
        </draw:frame>
        <draw:frame presentation:style-name="pr38" draw:text-style-name="P10" draw:layer="layout" svg:width="25.199cm" svg:height="13.609cm" svg:x="1.4cm" svg:y="5.03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4">use LWP::UserAgen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<text:tab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my ($ua, $req, $res, @data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$ua = new LWP::UserAgent(agent =&gt; 'Perlworkshop/9.0'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<text:s text:c="29"/></text:span><text:span text:style-name="T4">env_proxy =&gt; 1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<text:tab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push @data, user =&gt; $username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push @data, pass =&gt; $password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$req = POST($uri, \@data, Content_Type =&gt; 'form-data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4">$res = $ua-&gt;request($req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9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40" draw:text-style-name="P1" draw:layer="layout" svg:width="23.912cm" svg:height="3.508cm" svg:x="2.058cm" svg:y="0.784cm" presentation:class="title">
          <draw:text-box>
            <text:p text:style-name="P1">Auswertung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HTTP-Header</text:p>
              </text:list-item>
            </text:list>
            <text:list text:style-name="L3">
              <text:list-item>
                <text:p text:style-name="P3">HTTP/1.1 200 OK</text:p>
              </text:list-item>
            </text:list>
            <text:list text:style-name="L3">
              <text:list-item>
                <text:p text:style-name="P3">HTTP-Body</text:p>
              </text:list-item>
            </text:list>
            <text:list text:style-name="L3">
              <text:list-item>
                <text:p text:style-name="P3">RT-Header</text:p>
              </text:list-item>
            </text:list>
            <text:list text:style-name="L3">
              <text:list-item>
                <text:p text:style-name="P3">RT/3.6.6 200 OK</text:p>
              </text:list-item>
            </text:list>
            <text:list text:style-name="L3">
              <text:list-item>
                <text:p text:style-name="P3">RT-Bod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1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eispiel RT-Antwort</text:p>
          </draw:text-box>
        </draw:frame>
        <draw:frame presentation:style-name="pr29" draw:text-style-name="P12" draw:layer="layout" svg:width="24.369cm" svg:height="13.465cm" svg:x="2.058cm" svg:y="5.578cm" presentation:class="subtitle">
          <draw:text-box>
            <text:p text:style-name="P11"><text:span text:style-name="T5">RT/3.6.1 200 Ok</text:span></text:p>
            <text:p text:style-name="P11"><text:span text:style-name="T5"/></text:p>
            <text:p text:style-name="P11"><text:span text:style-name="T5">id: user/22</text:span></text:p>
            <text:p text:style-name="P11"><text:span text:style-name="T5">Name: racke</text:span></text:p>
            <text:p text:style-name="P11"><text:span text:style-name="T5">EmailAddress: racke@linuxia.de</text:span></text:p>
            <text:p text:style-name="P11"><text:span text:style-name="T5">RealName: Stefan Hornburg</text:span></text:p>
            <text:p text:style-name="P11"><text:span text:style-name="T5">NickName: Racke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Verarbeitung RT-Antwort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mehrzeilige Einträge</text:p>
              </text:list-item>
            </text:list>
            <text:list text:style-name="L3">
              <text:list-item>
                <text:p text:style-name="P3">Listen von Objekten</text:p>
              </text:list-item>
            </text:list>
            <text:list text:style-name="L3">
              <text:list-item>
                <text:p text:style-name="P3">Attachm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28" draw:layer="layout" svg:width="23.912cm" svg:height="3.257cm" svg:x="2.058cm" svg:y="0.909cm" presentation:class="title" presentation:placeholder="true">
          <draw:text-box/>
        </draw:frame>
        <draw:frame presentation:style-name="pr4" draw:layer="layout" svg:width="24.369cm" svg:height="13.465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28" draw:layer="layout" svg:width="23.912cm" svg:height="3.257cm" svg:x="2.058cm" svg:y="0.909cm" presentation:class="title">
          <draw:text-box>
            <text:p text:style-name="P1">Authentifizierung</text:p>
          </draw:text-box>
        </draw:frame>
        <draw:frame presentation:style-name="pr4" draw:layer="layout" svg:width="24.369cm" svg:height="13.465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28" draw:layer="layout" svg:width="23.912cm" svg:height="3.257cm" svg:x="2.058cm" svg:y="0.909cm" presentation:class="title">
          <draw:text-box>
            <text:p text:style-name="P1">Integration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Bugtracker für Interchange</text:p>
              </text:list-item>
            </text:list>
            <text:list text:style-name="L3">
              <text:list-item>
                <text:p text:style-name="P3">Businessto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4" presentation:class="page"/>
          <draw:frame presentation:style-name="pr5" draw:layer="layout" svg:width="14.518cm" svg:height="11.16cm" svg:x="3.249cm" svg:y="14.13cm" presentation:class="notes">
            <draw:text-box>
              <text:p text:style-name="P1">Soweit zur Automatisierung, also die programmatische Zusammenfassung.</text:p>
            </draw:text-box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Interchange: ITL</text:p>
          </draw:text-box>
        </draw:frame>
        <draw:frame presentation:style-name="pr7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ITL ist eine erweiterbare Templatesprache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nzeige von Bugs in Interchange</text:p>
          </draw:text-box>
        </draw:frame>
        <draw:frame presentation:style-name="pr29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de" style:country-asian="DE" style:font-family-complex="'DejaVu Sans Condensed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3"/>
      <draw:page-thumbnail draw:layer="backgroundobjects" svg:width="5.938cm" svg:height="4.453cm" svg:x="20.79cm" svg:y="4.02cm" draw:page-number="4"/>
      <draw:page-thumbnail draw:layer="backgroundobjects" svg:width="5.938cm" svg:height="4.453cm" svg:x="2.97cm" svg:y="12.525cm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tefan (Racke)</meta:initial-creator>
    <meta:creation-date>2008-02-11T10:58:49</meta:creation-date>
    <dc:creator>Stefan (Racke)</dc:creator>
    <dc:date>2008-02-13T22:37:21</dc:date>
    <dc:language>de-DE</dc:language>
    <meta:editing-cycles>8</meta:editing-cycles>
    <meta:editing-duration>PT8H31M6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